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023e8"/>
    </style:style>
    <style:style style:name="P9" style:family="paragraph" style:parent-style-name="Standard">
      <style:text-properties officeooo:rsid="0013e040" officeooo:paragraph-rsid="0043b7d1"/>
    </style:style>
    <style:style style:name="P10" style:family="paragraph" style:parent-style-name="Standard">
      <style:text-properties officeooo:rsid="0013e040" officeooo:paragraph-rsid="0049adbf"/>
    </style:style>
    <style:style style:name="P11" style:family="paragraph" style:parent-style-name="Standard">
      <style:text-properties officeooo:rsid="0013e040" officeooo:paragraph-rsid="004a6b8f"/>
    </style:style>
    <style:style style:name="P12" style:family="paragraph" style:parent-style-name="Standard">
      <style:text-properties officeooo:rsid="0013e040" officeooo:paragraph-rsid="0051965c"/>
    </style:style>
    <style:style style:name="P13" style:family="paragraph" style:parent-style-name="Standard">
      <style:text-properties officeooo:rsid="0013e040" officeooo:paragraph-rsid="005271bf"/>
    </style:style>
    <style:style style:name="P14" style:family="paragraph" style:parent-style-name="Standard">
      <style:text-properties officeooo:rsid="0013e040" officeooo:paragraph-rsid="00563d90"/>
    </style:style>
    <style:style style:name="P15" style:family="paragraph" style:parent-style-name="Standard">
      <style:text-properties officeooo:rsid="0013e040" officeooo:paragraph-rsid="00579593"/>
    </style:style>
    <style:style style:name="P16" style:family="paragraph" style:parent-style-name="Standard">
      <style:text-properties officeooo:rsid="0013e040" officeooo:paragraph-rsid="005de3a7"/>
    </style:style>
    <style:style style:name="P17" style:family="paragraph" style:parent-style-name="Standard">
      <style:text-properties officeooo:rsid="0013e040" officeooo:paragraph-rsid="005fd2b9"/>
    </style:style>
    <style:style style:name="P18" style:family="paragraph" style:parent-style-name="Standard">
      <style:text-properties officeooo:rsid="0013e040" officeooo:paragraph-rsid="00605afe"/>
    </style:style>
    <style:style style:name="P19" style:family="paragraph" style:parent-style-name="Standard">
      <style:text-properties officeooo:rsid="0013e040" officeooo:paragraph-rsid="00642eb7"/>
    </style:style>
    <style:style style:name="P20" style:family="paragraph" style:parent-style-name="Standard">
      <style:text-properties officeooo:rsid="0013e040" officeooo:paragraph-rsid="006cd1ca"/>
    </style:style>
    <style:style style:name="P21" style:family="paragraph" style:parent-style-name="Standard">
      <style:text-properties officeooo:rsid="0013e040" officeooo:paragraph-rsid="006f72f9"/>
    </style:style>
    <style:style style:name="P22" style:family="paragraph" style:parent-style-name="Standard">
      <style:text-properties officeooo:rsid="0013e040" officeooo:paragraph-rsid="00727ac3"/>
    </style:style>
    <style:style style:name="P23" style:family="paragraph" style:parent-style-name="Standard">
      <style:text-properties officeooo:rsid="0013e040" officeooo:paragraph-rsid="00b48400"/>
    </style:style>
    <style:style style:name="P24" style:family="paragraph" style:parent-style-name="Standard">
      <style:text-properties officeooo:rsid="0013e040" officeooo:paragraph-rsid="00b8dfe2"/>
    </style:style>
    <style:style style:name="P25" style:family="paragraph" style:parent-style-name="Standard">
      <style:text-properties officeooo:rsid="0013e040" officeooo:paragraph-rsid="00bcfadf"/>
    </style:style>
    <style:style style:name="P26" style:family="paragraph" style:parent-style-name="Standard">
      <style:text-properties officeooo:rsid="0013e040" officeooo:paragraph-rsid="00be7fd0"/>
    </style:style>
    <style:style style:name="P27" style:family="paragraph" style:parent-style-name="Standard">
      <style:text-properties officeooo:rsid="0013e040" officeooo:paragraph-rsid="00c57b51"/>
    </style:style>
    <style:style style:name="P28" style:family="paragraph" style:parent-style-name="Standard">
      <style:text-properties officeooo:rsid="0013e040" officeooo:paragraph-rsid="00c7957b"/>
    </style:style>
    <style:style style:name="P29" style:family="paragraph" style:parent-style-name="Standard">
      <style:text-properties officeooo:rsid="0013e040" officeooo:paragraph-rsid="00c8e8d6"/>
    </style:style>
    <style:style style:name="P30" style:family="paragraph" style:parent-style-name="Standard">
      <style:text-properties officeooo:rsid="0013e040" officeooo:paragraph-rsid="00cada48"/>
    </style:style>
    <style:style style:name="P31" style:family="paragraph" style:parent-style-name="Standard">
      <style:text-properties officeooo:rsid="0013e040" officeooo:paragraph-rsid="00cbed12"/>
    </style:style>
    <style:style style:name="P32" style:family="paragraph" style:parent-style-name="Standard">
      <style:text-properties officeooo:rsid="0013e040" officeooo:paragraph-rsid="00d757c2"/>
    </style:style>
    <style:style style:name="P33" style:family="paragraph" style:parent-style-name="Standard">
      <style:text-properties officeooo:rsid="0013e040" officeooo:paragraph-rsid="00d8bd9f"/>
    </style:style>
    <style:style style:name="P34" style:family="paragraph" style:parent-style-name="Standard">
      <style:text-properties officeooo:rsid="0013e040" officeooo:paragraph-rsid="00d987b0"/>
    </style:style>
    <style:style style:name="P35" style:family="paragraph" style:parent-style-name="Standard">
      <style:text-properties officeooo:rsid="0013e040" officeooo:paragraph-rsid="00dd184d"/>
    </style:style>
    <style:style style:name="P36" style:family="paragraph" style:parent-style-name="Standard">
      <style:text-properties officeooo:rsid="0014785d" officeooo:paragraph-rsid="001a46d6"/>
    </style:style>
    <style:style style:name="P37" style:family="paragraph" style:parent-style-name="Standard">
      <style:text-properties officeooo:rsid="0014785d" officeooo:paragraph-rsid="009eb9d1"/>
    </style:style>
    <style:style style:name="P38" style:family="paragraph" style:parent-style-name="Standard">
      <style:text-properties fo:font-weight="normal" officeooo:rsid="0013e040" officeooo:paragraph-rsid="0030b819" style:font-weight-asian="normal" style:font-weight-complex="normal"/>
    </style:style>
    <style:style style:name="P39" style:family="paragraph" style:parent-style-name="Standard">
      <style:text-properties fo:font-weight="normal" officeooo:rsid="0013e040" officeooo:paragraph-rsid="00343bbc" style:font-weight-asian="normal" style:font-weight-complex="normal"/>
    </style:style>
    <style:style style:name="P40" style:family="paragraph" style:parent-style-name="Standard">
      <style:text-properties fo:font-weight="normal" officeooo:rsid="0013e040" officeooo:paragraph-rsid="003a858b" style:font-weight-asian="normal" style:font-weight-complex="normal"/>
    </style:style>
    <style:style style:name="P41" style:family="paragraph" style:parent-style-name="Standard">
      <style:text-properties fo:font-weight="normal" officeooo:rsid="0013e040" officeooo:paragraph-rsid="004a6b8f" style:font-weight-asian="normal" style:font-weight-complex="normal"/>
    </style:style>
    <style:style style:name="P42" style:family="paragraph" style:parent-style-name="Standard">
      <style:text-properties fo:font-weight="normal" officeooo:rsid="0013e040" officeooo:paragraph-rsid="0051965c" style:font-weight-asian="normal" style:font-weight-complex="normal"/>
    </style:style>
    <style:style style:name="P43" style:family="paragraph" style:parent-style-name="Standard">
      <style:text-properties fo:font-weight="normal" officeooo:rsid="0013e040" officeooo:paragraph-rsid="00579593"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0642eb7" style:font-weight-asian="normal" style:font-weight-complex="normal"/>
    </style:style>
    <style:style style:name="P46" style:family="paragraph" style:parent-style-name="Standard">
      <style:text-properties fo:font-weight="normal" officeooo:rsid="0013e040" officeooo:paragraph-rsid="006cd1ca" style:font-weight-asian="normal" style:font-weight-complex="normal"/>
    </style:style>
    <style:style style:name="P47" style:family="paragraph" style:parent-style-name="Standard">
      <style:text-properties fo:font-weight="normal" officeooo:rsid="0013e040" officeooo:paragraph-rsid="006f72f9" style:font-weight-asian="normal" style:font-weight-complex="normal"/>
    </style:style>
    <style:style style:name="P48" style:family="paragraph" style:parent-style-name="Standard">
      <style:text-properties fo:font-weight="normal" officeooo:rsid="001903bf" officeooo:paragraph-rsid="0014785d" style:font-weight-asian="normal" style:font-weight-complex="normal"/>
    </style:style>
    <style:style style:name="P49" style:family="paragraph" style:parent-style-name="Standard">
      <style:text-properties fo:font-weight="normal" officeooo:rsid="00a86476" officeooo:paragraph-rsid="00a86476" style:font-weight-asian="normal" style:font-weight-complex="normal"/>
    </style:style>
    <style:style style:name="P50" style:family="paragraph" style:parent-style-name="Standard">
      <style:text-properties fo:font-weight="normal" officeooo:rsid="0014785d" officeooo:paragraph-rsid="00ac0f49" style:font-weight-asian="normal" style:font-weight-complex="normal"/>
    </style:style>
    <style:style style:name="P51" style:family="paragraph" style:parent-style-name="Standard">
      <style:text-properties fo:font-weight="normal" officeooo:rsid="00adfed1" officeooo:paragraph-rsid="00adfed1" style:font-weight-asian="normal" style:font-weight-complex="normal"/>
    </style:style>
    <style:style style:name="P52" style:family="paragraph" style:parent-style-name="Standard">
      <style:text-properties officeooo:rsid="001903bf" officeooo:paragraph-rsid="001903bf"/>
    </style:style>
    <style:style style:name="P53" style:family="paragraph" style:parent-style-name="Standard">
      <style:text-properties officeooo:rsid="001d05c6" officeooo:paragraph-rsid="005271bf"/>
    </style:style>
    <style:style style:name="P54" style:family="paragraph" style:parent-style-name="Standard">
      <style:text-properties fo:color="#000000" officeooo:rsid="0013e040" officeooo:paragraph-rsid="00642eb7"/>
    </style:style>
    <style:style style:name="P55" style:family="paragraph" style:parent-style-name="Standard">
      <style:text-properties fo:color="#000000" officeooo:rsid="0013e040" officeooo:paragraph-rsid="006cd1ca"/>
    </style:style>
    <style:style style:name="P56" style:family="paragraph" style:parent-style-name="Standard">
      <style:text-properties fo:color="#000000" officeooo:rsid="0013e040" officeooo:paragraph-rsid="00d768b0"/>
    </style:style>
    <style:style style:name="P57" style:family="paragraph" style:parent-style-name="Standard">
      <style:text-properties fo:color="#000000" officeooo:rsid="0013e040" officeooo:paragraph-rsid="00d99044"/>
    </style:style>
    <style:style style:name="P58" style:family="paragraph" style:parent-style-name="Standard">
      <style:text-properties fo:color="#000000" officeooo:rsid="0013e040" officeooo:paragraph-rsid="00dd184d"/>
    </style:style>
    <style:style style:name="P59" style:family="paragraph" style:parent-style-name="Standard">
      <style:text-properties fo:color="#000000" officeooo:rsid="003e15e9" officeooo:paragraph-rsid="00605afe"/>
    </style:style>
    <style:style style:name="P60" style:family="paragraph" style:parent-style-name="Standard">
      <style:text-properties fo:color="#000000" officeooo:rsid="003e15e9" officeooo:paragraph-rsid="00d0bcc7"/>
    </style:style>
    <style:style style:name="P61" style:family="paragraph" style:parent-style-name="Standard">
      <style:text-properties officeooo:rsid="0015a186" officeooo:paragraph-rsid="001a46d6"/>
    </style:style>
    <style:style style:name="P62" style:family="paragraph" style:parent-style-name="Standard">
      <style:text-properties officeooo:rsid="0015a186" officeooo:paragraph-rsid="0020d3cc"/>
    </style:style>
    <style:style style:name="P63" style:family="paragraph" style:parent-style-name="Standard">
      <style:text-properties officeooo:rsid="0015a186" officeooo:paragraph-rsid="00810386"/>
    </style:style>
    <style:style style:name="P64" style:family="paragraph" style:parent-style-name="Standard">
      <style:text-properties officeooo:rsid="00a0523b" officeooo:paragraph-rsid="0020d3cc"/>
    </style:style>
    <style:style style:name="P65" style:family="paragraph" style:parent-style-name="Standard">
      <style:text-properties officeooo:rsid="00deebd1" officeooo:paragraph-rsid="00deebd1"/>
    </style:style>
    <style:style style:name="P66" style:family="paragraph" style:parent-style-name="Standard">
      <style:text-properties fo:font-weight="bold" officeooo:rsid="00deebd1" officeooo:paragraph-rsid="00deebd1" style:font-weight-asian="bold" style:font-weight-complex="bold"/>
    </style:style>
    <style:style style:name="P67" style:family="paragraph" style:parent-style-name="Standard">
      <style:text-properties fo:font-weight="normal" officeooo:rsid="0014785d" officeooo:paragraph-rsid="00ac0f49" style:font-weight-asian="normal" style:font-weight-complex="normal"/>
    </style:style>
    <style:style style:name="T1" style:family="text">
      <style:text-properties officeooo:rsid="0015a186"/>
    </style:style>
    <style:style style:name="T2" style:family="text">
      <style:text-properties fo:font-weight="bold" officeooo:rsid="0015a186" style:font-weight-asian="bold" style:font-weight-complex="bold"/>
    </style:style>
    <style:style style:name="T3" style:family="text">
      <style:text-properties officeooo:rsid="001e9ae7"/>
    </style:style>
    <style:style style:name="T4" style:family="text">
      <style:text-properties fo:font-weight="normal" style:font-weight-asian="normal" style:font-weight-complex="normal"/>
    </style:style>
    <style:style style:name="T5" style:family="text">
      <style:text-properties fo:font-weight="normal" officeooo:rsid="001d980e" style:font-weight-asian="normal" style:font-weight-complex="normal"/>
    </style:style>
    <style:style style:name="T6" style:family="text">
      <style:text-properties fo:font-weight="normal" officeooo:rsid="0025e0b8" style:font-weight-asian="normal" style:font-weight-complex="normal"/>
    </style:style>
    <style:style style:name="T7" style:family="text">
      <style:text-properties fo:font-weight="normal" officeooo:rsid="002c2d9d" style:font-weight-asian="normal" style:font-weight-complex="normal"/>
    </style:style>
    <style:style style:name="T8" style:family="text">
      <style:text-properties fo:font-weight="normal" officeooo:rsid="001e9ae7" style:font-weight-asian="normal" style:font-weight-complex="normal"/>
    </style:style>
    <style:style style:name="T9" style:family="text">
      <style:text-properties fo:font-weight="normal" officeooo:rsid="0030b819" style:font-weight-asian="normal" style:font-weight-complex="normal"/>
    </style:style>
    <style:style style:name="T10" style:family="text">
      <style:text-properties fo:font-weight="normal" officeooo:rsid="001b88b8" style:font-weight-asian="normal" style:font-weight-complex="normal"/>
    </style:style>
    <style:style style:name="T11" style:family="text">
      <style:text-properties fo:font-weight="normal" officeooo:rsid="00360e94" style:font-weight-asian="normal" style:font-weight-complex="normal"/>
    </style:style>
    <style:style style:name="T12" style:family="text">
      <style:text-properties fo:font-weight="normal" officeooo:rsid="00389ea5" style:font-weight-asian="normal" style:font-weight-complex="normal"/>
    </style:style>
    <style:style style:name="T13" style:family="text">
      <style:text-properties fo:font-weight="normal" officeooo:rsid="003bbd67" style:font-weight-asian="normal" style:font-weight-complex="normal"/>
    </style:style>
    <style:style style:name="T14" style:family="text">
      <style:text-properties fo:font-weight="normal" officeooo:rsid="003c76c5" style:font-weight-asian="normal" style:font-weight-complex="normal"/>
    </style:style>
    <style:style style:name="T15" style:family="text">
      <style:text-properties fo:font-weight="normal" officeooo:rsid="003d249b" style:font-weight-asian="normal" style:font-weight-complex="normal"/>
    </style:style>
    <style:style style:name="T16" style:family="text">
      <style:text-properties fo:font-weight="normal" officeooo:rsid="0046e006" style:font-weight-asian="normal" style:font-weight-complex="normal"/>
    </style:style>
    <style:style style:name="T17" style:family="text">
      <style:text-properties fo:font-weight="normal" officeooo:rsid="00516e10" style:font-weight-asian="normal" style:font-weight-complex="normal"/>
    </style:style>
    <style:style style:name="T18" style:family="text">
      <style:text-properties fo:font-weight="normal" officeooo:rsid="00343bbc" style:font-weight-asian="normal" style:font-weight-complex="normal"/>
    </style:style>
    <style:style style:name="T19" style:family="text">
      <style:text-properties fo:font-weight="normal" officeooo:rsid="005637c5" style:font-weight-asian="normal" style:font-weight-complex="normal"/>
    </style:style>
    <style:style style:name="T20" style:family="text">
      <style:text-properties fo:font-weight="normal" officeooo:rsid="00563d90" style:font-weight-asian="normal" style:font-weight-complex="normal"/>
    </style:style>
    <style:style style:name="T21" style:family="text">
      <style:text-properties fo:font-weight="normal" officeooo:rsid="005665fe" style:font-weight-asian="normal" style:font-weight-complex="normal"/>
    </style:style>
    <style:style style:name="T22" style:family="text">
      <style:text-properties fo:font-weight="normal" officeooo:rsid="006a5774" style:font-weight-asian="normal" style:font-weight-complex="normal"/>
    </style:style>
    <style:style style:name="T23" style:family="text">
      <style:text-properties fo:font-weight="normal" officeooo:rsid="006f5d55" style:font-weight-asian="normal" style:font-weight-complex="normal"/>
    </style:style>
    <style:style style:name="T24" style:family="text">
      <style:text-properties fo:font-weight="normal" officeooo:rsid="006d967c" style:font-weight-asian="normal" style:font-weight-complex="normal"/>
    </style:style>
    <style:style style:name="T25" style:family="text">
      <style:text-properties fo:font-weight="normal" officeooo:rsid="00949350" style:font-weight-asian="normal" style:font-weight-complex="normal"/>
    </style:style>
    <style:style style:name="T26" style:family="text">
      <style:text-properties fo:font-weight="normal" officeooo:rsid="0098f6ad" style:font-weight-asian="normal" style:font-weight-complex="normal"/>
    </style:style>
    <style:style style:name="T27" style:family="text">
      <style:text-properties fo:font-weight="normal" officeooo:rsid="009abd85" style:font-weight-asian="normal" style:font-weight-complex="normal"/>
    </style:style>
    <style:style style:name="T28" style:family="text">
      <style:text-properties fo:font-weight="normal" officeooo:rsid="009b6d40" style:font-weight-asian="normal" style:font-weight-complex="normal"/>
    </style:style>
    <style:style style:name="T29" style:family="text">
      <style:text-properties fo:font-weight="normal" officeooo:rsid="00232512" style:font-weight-asian="normal" style:font-weight-complex="normal"/>
    </style:style>
    <style:style style:name="T30" style:family="text">
      <style:text-properties fo:font-weight="normal" officeooo:rsid="00aed1a4" style:font-weight-asian="normal" style:font-weight-complex="normal"/>
    </style:style>
    <style:style style:name="T31" style:family="text">
      <style:text-properties fo:font-weight="normal" officeooo:rsid="00af3121" style:font-weight-asian="normal" style:font-weight-complex="normal"/>
    </style:style>
    <style:style style:name="T32" style:family="text">
      <style:text-properties fo:font-weight="normal" officeooo:rsid="00af626a" style:font-weight-asian="normal" style:font-weight-complex="normal"/>
    </style:style>
    <style:style style:name="T33" style:family="text">
      <style:text-properties fo:font-weight="normal" officeooo:rsid="00b0f08e" style:font-weight-asian="normal" style:font-weight-complex="normal"/>
    </style:style>
    <style:style style:name="T34" style:family="text">
      <style:text-properties fo:font-weight="normal" officeooo:rsid="00b6fb38" style:font-weight-asian="normal" style:font-weight-complex="normal"/>
    </style:style>
    <style:style style:name="T35" style:family="text">
      <style:text-properties fo:font-weight="normal" officeooo:rsid="00b781b7" style:font-weight-asian="normal" style:font-weight-complex="normal"/>
    </style:style>
    <style:style style:name="T36" style:family="text">
      <style:text-properties fo:font-weight="normal" officeooo:rsid="00bfd36d" style:font-weight-asian="normal" style:font-weight-complex="normal"/>
    </style:style>
    <style:style style:name="T37" style:family="text">
      <style:text-properties fo:font-weight="normal" officeooo:rsid="00c1939f" style:font-weight-asian="normal" style:font-weight-complex="normal"/>
    </style:style>
    <style:style style:name="T38" style:family="text">
      <style:text-properties fo:font-weight="normal" officeooo:rsid="00c205af" style:font-weight-asian="normal" style:font-weight-complex="normal"/>
    </style:style>
    <style:style style:name="T39" style:family="text">
      <style:text-properties fo:font-weight="normal" officeooo:rsid="00c6aa3c" style:font-weight-asian="normal" style:font-weight-complex="normal"/>
    </style:style>
    <style:style style:name="T40" style:family="text">
      <style:text-properties fo:font-weight="normal" officeooo:rsid="00cada48" style:font-weight-asian="normal" style:font-weight-complex="normal"/>
    </style:style>
    <style:style style:name="T41" style:family="text">
      <style:text-properties fo:font-weight="normal" officeooo:rsid="00d5c8e9" style:font-weight-asian="normal" style:font-weight-complex="normal"/>
    </style:style>
    <style:style style:name="T42" style:family="text">
      <style:text-properties fo:font-weight="normal" officeooo:rsid="00d757c2" style:font-weight-asian="normal" style:font-weight-complex="normal"/>
    </style:style>
    <style:style style:name="T43" style:family="text">
      <style:text-properties fo:font-weight="normal" officeooo:rsid="00d987b0" style:font-weight-asian="normal" style:font-weight-complex="normal"/>
    </style:style>
    <style:style style:name="T44" style:family="text">
      <style:text-properties fo:font-weight="normal" officeooo:rsid="00db6e16" style:font-weight-asian="normal" style:font-weight-complex="normal"/>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15a186" style:font-weight-asian="bold" style:font-weight-complex="bold"/>
    </style:style>
    <style:style style:name="T47" style:family="text">
      <style:text-properties style:text-underline-style="solid" style:text-underline-width="auto" style:text-underline-color="font-color" fo:font-weight="bold" officeooo:rsid="009d5972" style:font-weight-asian="bold" style:font-weight-complex="bold"/>
    </style:style>
    <style:style style:name="T48" style:family="text">
      <style:text-properties style:text-underline-style="solid" style:text-underline-width="auto" style:text-underline-color="font-color" fo:font-weight="bold" officeooo:rsid="00a41d47" style:font-weight-asian="bold" style:font-weight-complex="bold"/>
    </style:style>
    <style:style style:name="T49" style:family="text">
      <style:text-properties style:text-underline-style="solid" style:text-underline-width="auto" style:text-underline-color="font-color" fo:font-weight="bold" officeooo:rsid="00ac0f49" style:font-weight-asian="bold" style:font-weight-complex="bold"/>
    </style:style>
    <style:style style:name="T50" style:family="text">
      <style:text-properties officeooo:rsid="0020d3cc"/>
    </style:style>
    <style:style style:name="T51" style:family="text">
      <style:text-properties officeooo:rsid="00232512"/>
    </style:style>
    <style:style style:name="T52" style:family="text">
      <style:text-properties officeooo:rsid="00343bbc"/>
    </style:style>
    <style:style style:name="T53" style:family="text">
      <style:text-properties officeooo:rsid="003a858b"/>
    </style:style>
    <style:style style:name="T54" style:family="text">
      <style:text-properties fo:color="#b2b2b2" officeooo:rsid="003e15e9"/>
    </style:style>
    <style:style style:name="T55" style:family="text">
      <style:text-properties fo:color="#b2b2b2" officeooo:rsid="0040857c"/>
    </style:style>
    <style:style style:name="T56" style:family="text">
      <style:text-properties fo:color="#b2b2b2" officeooo:rsid="00411d94"/>
    </style:style>
    <style:style style:name="T57" style:family="text">
      <style:text-properties fo:color="#b2b2b2" officeooo:rsid="004b530e"/>
    </style:style>
    <style:style style:name="T58" style:family="text">
      <style:text-properties fo:color="#b2b2b2" officeooo:rsid="0058b5fb"/>
    </style:style>
    <style:style style:name="T59" style:family="text">
      <style:text-properties fo:color="#b2b2b2" officeooo:rsid="0060b23f"/>
    </style:style>
    <style:style style:name="T60" style:family="text">
      <style:text-properties fo:color="#b2b2b2" officeooo:rsid="0061ee21"/>
    </style:style>
    <style:style style:name="T61" style:family="text">
      <style:text-properties fo:color="#b2b2b2" officeooo:rsid="00662bf7"/>
    </style:style>
    <style:style style:name="T62" style:family="text">
      <style:text-properties fo:color="#b2b2b2" officeooo:rsid="006cd1ca"/>
    </style:style>
    <style:style style:name="T63" style:family="text">
      <style:text-properties fo:color="#b2b2b2" officeooo:rsid="00713857"/>
    </style:style>
    <style:style style:name="T64" style:family="text">
      <style:text-properties officeooo:rsid="004a6b8f"/>
    </style:style>
    <style:style style:name="T65" style:family="text">
      <style:text-properties officeooo:rsid="0051965c"/>
    </style:style>
    <style:style style:name="T66" style:family="text">
      <style:text-properties officeooo:rsid="00579593"/>
    </style:style>
    <style:style style:name="T67" style:family="text">
      <style:text-properties officeooo:rsid="0060b23f"/>
    </style:style>
    <style:style style:name="T68" style:family="text">
      <style:text-properties officeooo:rsid="0062a358"/>
    </style:style>
    <style:style style:name="T69" style:family="text">
      <style:text-properties officeooo:rsid="00676ace"/>
    </style:style>
    <style:style style:name="T70" style:family="text">
      <style:text-properties officeooo:rsid="006d967c"/>
    </style:style>
    <style:style style:name="T71" style:family="text">
      <style:text-properties officeooo:rsid="006f896d"/>
    </style:style>
    <style:style style:name="T72" style:family="text">
      <style:text-properties officeooo:rsid="00810386"/>
    </style:style>
    <style:style style:name="T73" style:family="text">
      <style:text-properties officeooo:rsid="009d5972"/>
    </style:style>
    <style:style style:name="T74" style:family="text">
      <style:text-properties style:text-underline-style="none" fo:font-weight="bold" officeooo:rsid="0020d3cc" style:font-weight-asian="bold" style:font-weight-complex="bold"/>
    </style:style>
    <style:style style:name="T75" style:family="text">
      <style:text-properties style:text-underline-style="none" fo:font-weight="bold" officeooo:rsid="00ac0f49" style:font-weight-asian="bold" style:font-weight-complex="bold"/>
    </style:style>
    <style:style style:name="T76" style:family="text">
      <style:text-properties style:text-underline-style="none" fo:font-weight="bold" officeooo:rsid="00a41d47" style:font-weight-asian="bold" style:font-weight-complex="bold"/>
    </style:style>
    <style:style style:name="T77" style:family="text">
      <style:text-properties style:text-underline-style="none" fo:font-weight="normal" officeooo:rsid="0015a186" style:font-weight-asian="normal" style:font-weight-complex="normal"/>
    </style:style>
    <style:style style:name="T78" style:family="text">
      <style:text-properties style:text-underline-style="none" fo:font-weight="normal" officeooo:rsid="00a57fb7" style:font-weight-asian="normal" style:font-weight-complex="normal"/>
    </style:style>
    <style:style style:name="T79" style:family="text">
      <style:text-properties style:text-underline-style="none" officeooo:rsid="0015a186"/>
    </style:style>
    <style:style style:name="T80" style:family="text">
      <style:text-properties style:text-underline-style="none" officeooo:rsid="00a57fb7"/>
    </style:style>
    <style:style style:name="T81" style:family="text">
      <style:text-properties officeooo:rsid="009ed3bb"/>
    </style:style>
    <style:style style:name="T82" style:family="text">
      <style:text-properties officeooo:rsid="00a0523b"/>
    </style:style>
    <style:style style:name="T83" style:family="text">
      <style:text-properties officeooo:rsid="00a22f03"/>
    </style:style>
    <style:style style:name="T84" style:family="text">
      <style:text-properties officeooo:rsid="00b0f08e"/>
    </style:style>
    <style:style style:name="T85" style:family="text">
      <style:text-properties officeooo:rsid="00b1563b"/>
    </style:style>
    <style:style style:name="T86" style:family="text">
      <style:text-properties officeooo:rsid="00b1e0af"/>
    </style:style>
    <style:style style:name="T87" style:family="text">
      <style:text-properties officeooo:rsid="00e145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81">You are preparing for hiking. </text:span>You are supposed to make <text:span text:style-name="T74">two</text:span> <text:span text:style-name="T50">different</text:span> <text:span text:style-name="T73">snacks, a </text:span>peanut butter and jelly sandwich <text:span text:style-name="T73">and a simple boiled egg sandwich, </text:span><text:span text:style-name="T47">together </text:span><text:span text:style-name="T45">with Mary</text:span>. <text:span text:style-name="T51">The </text:span>peanut butter and jelly<text:span text:style-name="T51"> sandwich MUST be prepared using peanut butter and </text:span><text:span text:style-name="T29">strawberry</text:span><text:span text:style-name="T51"> jam. The egg sandwich MUST be prepared using two boiled eggs, salt and some pickles.</text:span> <text:span text:style-name="T1">All required ingredients are available to </text:span><text:span text:style-name="T2">you and Mary</text:span><text:span text:style-name="T1">, including:</text:span></text:p>
      <text:p text:style-name="P36"/>
      <text:p text:style-name="P63"><text:tab/>a) a jar of peanut butter,</text:p>
      <text:p text:style-name="P61"><text:span text:style-name="T72"><text:tab/>b</text:span>) <text:span text:style-name="T72">a </text:span>jar of <text:span text:style-name="T83">s</text:span>trawberry <text:span text:style-name="T72">jam,</text:span></text:p>
      <text:p text:style-name="P62"><text:span text:style-name="T81"><text:tab/>c</text:span>) whole wheat bread,</text:p>
      <text:p text:style-name="P64"><text:tab/>d) two eggs,</text:p>
      <text:p text:style-name="P62"><text:tab/><text:span text:style-name="T82">e) pickles, and</text:span></text:p>
      <text:p text:style-name="P62"><text:tab/><text:span text:style-name="T82">f) salt.</text:span></text:p>
      <text:p text:style-name="P36"/>
      <text:p text:style-name="P36"/>
      <text:p text:style-name="P66">First Sandwich:</text:p>
      <text:p text:style-name="P65"/>
      <text:p text:style-name="P36"><text:span text:style-name="T1">To prepare </text:span><text:span text:style-name="T76">peanut butter and jelly</text:span><text:span text:style-name="T1"> sandwich the following </text:span><text:span text:style-name="T46">steps</text:span><text:span text:style-name="T1"> MUST be taken in the following </text:span><text:span text:style-name="T46">order</text:span><text:span text:style-name="T77"> </text:span><text:span text:style-name="T78">(as shown in the picture)</text:span><text:span text:style-name="T1">:</text:span></text:p>
      <text:p text:style-name="P36"/>
      <text:p text:style-name="P36"/>
      <text:p text:style-name="P49">Spread some peanut butter on one slice of bread. Spread some strawberry jam on another slice of bread. <text:s/>Press two slices together, <text:span text:style-name="T86">and pass the sandwich to Mary</text:span>. <text:span text:style-name="T86">Mary uses</text:span> a knife to cut the sandwich in half. Mary will take a zip lock bag, and puts the sandwich in the bag.</text:p>
      <text:p text:style-name="P48"/>
      <text:p text:style-name="P48"/>
      <text:p text:style-name="P48"/>
      <text:p text:style-name="P66">First Sandwich:</text:p>
      <text:p text:style-name="P50"/>
      <text:p text:style-name="P50"><text:span text:style-name="T1">To prepare </text:span><text:span text:style-name="T75">boiled egg</text:span><text:span text:style-name="T1"> sandwich the following </text:span><text:span text:style-name="T46">steps</text:span><text:span text:style-name="T1"> MUST be taken in the following </text:span><text:span text:style-name="T46">order</text:span><text:span text:style-name="T79"> </text:span><text:span text:style-name="T80">(as shown in the picture)</text:span><text:span text:style-name="T1">:</text:span></text:p>
      <text:p text:style-name="P48"/>
      <text:p text:style-name="P48"/>
      <text:p text:style-name="P48"/>
      <text:p text:style-name="P51">Boil the water in a pot, and put two eggs in the pot when the water is boiling. Remove the eggs from the pot after 5 minutes. Peel the boiled eggs and <text:span text:style-name="T87">slice</text:span> them into a few <text:span text:style-name="T87">pieces</text:span>. Shake some salt on the eggs. Put the sliced eggs on bread. Wait for Mary to put some pickles on top of the eggs. Press another slice of bread on top. Grab a zip lock bag and put your sandwich inside of the zip lock bag.</text:p>
      <text:p text:style-name="P48"/>
      <text:p text:style-name="P48"/>
      <text:p text:style-name="P48"/>
      <text:p text:style-name="P48"/>
      <text:p text:style-name="P48"/>
      <text:p text:style-name="P48"/>
      <text:p text:style-name="P48"/>
      <text:p text:style-name="P48"/>
      <text:p text:style-name="P48"/>
      <text:p text:style-name="P48"/>
      <text:p text:style-name="P53"><text:soft-page-break/>Now, please answer the following questions:</text:p>
      <text:p text:style-name="P52"/>
      <text:p text:style-name="P52"/>
      <text:p text:style-name="P3"><text:span text:style-name="T3">1. Imagine y</text:span><text:span text:style-name="T5">ou </text:span><text:span text:style-name="T9">have </text:span><text:span text:style-name="T25">just </text:span><text:span text:style-name="T30">pressed</text:span><text:span text:style-name="T6"> </text:span><text:span text:style-name="T30">two slices of bread </text:span><text:span text:style-name="T31">after spreading </text:span><text:span text:style-name="T8">peanut butter </text:span><text:span text:style-name="T31">and jelly on them</text:span><text:span text:style-name="T8">. </text:span>Which of the following two actions is more expected? <text:span text:style-name="T54">[E</text:span><text:span text:style-name="T55">xpected</text:span><text:span text:style-name="T54"> </text:span><text:span text:style-name="T55">vs.</text:span><text:span text:style-name="T54"> M</text:span><text:span text:style-name="T55">ost_Expected</text:span><text:span text:style-name="T54">]</text:span></text:p>
      <text:p text:style-name="P2"/>
      <text:p text:style-name="P3">A. <text:span text:style-name="T5">Mary </text:span><text:span text:style-name="T32">takes your sandwich and cut </text:span><text:span text:style-name="T33">it</text:span><text:span text:style-name="T32"> in half</text:span><text:span text:style-name="T4">.</text:span></text:p>
      <text:p text:style-name="P38"/>
      <text:p text:style-name="P4">B. <text:span text:style-name="T84">You begin to put the water in the pot without passing the peanut butter sandwich to Mary</text:span><text:span text:style-name="T4">.</text:span></text:p>
      <text:p text:style-name="P2"/>
      <text:p text:style-name="P17">C. <text:span text:style-name="T85">Equally expected.</text:span></text:p>
      <text:p text:style-name="P2"/>
      <text:p text:style-name="P2"/>
      <text:p text:style-name="P2"/>
      <text:p text:style-name="P8"><text:span text:style-name="T52">2. Imagine y</text:span><text:span text:style-name="T5">ou </text:span><text:span text:style-name="T9">have </text:span><text:span text:style-name="T5">p</text:span><text:span text:style-name="T9">ress</text:span><text:span text:style-name="T11">ed</text:span><text:span text:style-name="T9"> the two slices of bread </text:span><text:span text:style-name="T11">(one covered with </text:span><text:span text:style-name="T19">strawberry jam</text:span><text:span text:style-name="T11"> and one covered with peanut butter) </text:span><text:span text:style-name="T9">together </text:span><text:span text:style-name="T10">and pass</text:span><text:span text:style-name="T26">ed</text:span><text:span text:style-name="T10"> </text:span><text:span text:style-name="T16">it </text:span><text:span text:style-name="T10">to Mary. </text:span>Which of the following two actions is more expected? <text:span text:style-name="T54">[E</text:span><text:span text:style-name="T56">xpected</text:span><text:span text:style-name="T54"> – M</text:span><text:span text:style-name="T56">ost_Unexpected</text:span><text:span text:style-name="T54">]</text:span></text:p>
      <text:p text:style-name="P5"/>
      <text:p text:style-name="P23">A. <text:span text:style-name="T5">Mary </text:span><text:span text:style-name="T32">takes your sandwich and cut </text:span><text:span text:style-name="T33">it</text:span><text:span text:style-name="T32"> in half</text:span><text:span text:style-name="T4">.</text:span></text:p>
      <text:p text:style-name="P39"/>
      <text:p text:style-name="P5">B. <text:span text:style-name="T5">Mary </text:span><text:span text:style-name="T12">takes a bite o</text:span><text:span text:style-name="T14">f</text:span><text:span text:style-name="T12"> the given sandwich</text:span><text:span text:style-name="T4">.</text:span></text:p>
      <text:p text:style-name="P5"/>
      <text:p text:style-name="P23">C. <text:span text:style-name="T85">Equally expected.</text:span></text:p>
      <text:p text:style-name="P5"/>
      <text:p text:style-name="P5"/>
      <text:p text:style-name="P5"/>
      <text:p text:style-name="P9"><text:span text:style-name="T53">3. Imagine y</text:span><text:span text:style-name="T5">ou</text:span><text:span text:style-name="T9"> </text:span><text:span text:style-name="T15">are </text:span><text:span text:style-name="T5">s</text:span><text:span text:style-name="T8">pread</text:span><text:span text:style-name="T15">ing</text:span><text:span text:style-name="T6"> </text:span><text:span text:style-name="T8">peanut butter onto </text:span><text:span text:style-name="T34">one</text:span><text:span text:style-name="T9"> </text:span><text:span text:style-name="T8">slice </text:span><text:span text:style-name="T9">of bread</text:span><text:span text:style-name="T8">.</text:span><text:span text:style-name="T10"> </text:span>Which of the following two actions is more expected? <text:span text:style-name="T54">[E</text:span><text:span text:style-name="T56">xpected</text:span><text:span text:style-name="T54"> – </text:span><text:span text:style-name="T56">Unexpected</text:span><text:span text:style-name="T54">]</text:span></text:p>
      <text:p text:style-name="P6"/>
      <text:p text:style-name="P10">A. <text:span text:style-name="T5">Mary </text:span><text:span text:style-name="T35">waits for you to prepare the sandwich and pass it to her</text:span><text:span text:style-name="T4">.</text:span></text:p>
      <text:p text:style-name="P40"/>
      <text:p text:style-name="P7">B. <text:span text:style-name="T7">Mary </text:span><text:span text:style-name="T35">puts some pickles on another </text:span><text:span text:style-name="T39">slice</text:span><text:span text:style-name="T35"> of bread</text:span><text:span text:style-name="T7">.</text:span></text:p>
      <text:p text:style-name="P6"/>
      <text:p text:style-name="P24">C. <text:span text:style-name="T85">Equally expected.</text:span></text:p>
      <text:p text:style-name="P6"/>
      <text:p text:style-name="P6"/>
      <text:p text:style-name="P6"/>
      <text:p text:style-name="P26"><text:span text:style-name="T64">4. </text:span><text:span text:style-name="T18">Imagine</text:span><text:span text:style-name="T10"> Mary </text:span><text:span text:style-name="T36">cuts your given peanut butter sandwich in half</text:span><text:span text:style-name="T10">. </text:span>Which of the following two actions is more expected? <text:span text:style-name="T54">[</text:span><text:span text:style-name="T57">Most_</text:span><text:span text:style-name="T54">E</text:span><text:span text:style-name="T56">xpected</text:span><text:span text:style-name="T54"> – </text:span><text:span text:style-name="T57">Most_</text:span><text:span text:style-name="T56">Unexpected</text:span><text:span text:style-name="T54">]</text:span></text:p>
      <text:p text:style-name="P11"/>
      <text:p text:style-name="P11">A. <text:span text:style-name="T5">Mary </text:span><text:span text:style-name="T37">takes a zip lock bag and put the sandwich inside of the bag</text:span><text:span text:style-name="T4">.</text:span></text:p>
      <text:p text:style-name="P41"/>
      <text:p text:style-name="P11">B. <text:span text:style-name="T7">Mary </text:span><text:span text:style-name="T38">leaves the apartment to but some energy drink</text:span><text:span text:style-name="T17">.</text:span></text:p>
      <text:p text:style-name="P11"/>
      <text:p text:style-name="P25">C. <text:span text:style-name="T85">Equally expected.</text:span></text:p>
      <text:p text:style-name="P11"/>
      <text:p text:style-name="P11"/>
      <text:p text:style-name="P13"><text:soft-page-break/><text:span text:style-name="T65">5. </text:span><text:span text:style-name="T18">Imagine y</text:span><text:span text:style-name="T5">ou </text:span><text:span text:style-name="T9">have </text:span><text:span text:style-name="T5">p</text:span><text:span text:style-name="T9">ress</text:span><text:span text:style-name="T11">ed</text:span><text:span text:style-name="T9"> the two slices of bread </text:span><text:span text:style-name="T11">(one covered with </text:span><text:span text:style-name="T21">strawberry jam</text:span><text:span text:style-name="T11"> and one covered with</text:span><text:span text:style-name="T20"> </text:span><text:span text:style-name="T11">peanut butter) </text:span><text:span text:style-name="T9">together </text:span><text:span text:style-name="T10">and pass</text:span><text:span text:style-name="T27">ed</text:span><text:span text:style-name="T10"> </text:span><text:span text:style-name="T16">it</text:span><text:span text:style-name="T10"> to Mary. </text:span>Which of the following two actions is more expected? <text:span text:style-name="T54">[</text:span><text:span text:style-name="T57">Most_</text:span><text:span text:style-name="T54">E</text:span><text:span text:style-name="T56">xpected</text:span><text:span text:style-name="T54"> – </text:span><text:span text:style-name="T56">Unexpected</text:span><text:span text:style-name="T54">]</text:span></text:p>
      <text:p text:style-name="P12"/>
      <text:p text:style-name="P14">A. <text:span text:style-name="T5">Mary</text:span><text:span text:style-name="T10"> put</text:span><text:span text:style-name="T13">s</text:span><text:span text:style-name="T10"> </text:span><text:span text:style-name="T13">the given sandwich</text:span><text:span text:style-name="T10"> into a zip lock bag </text:span><text:span text:style-name="T20">after</text:span><text:span text:style-name="T13"> cutting it in half</text:span><text:span text:style-name="T4">.</text:span></text:p>
      <text:p text:style-name="P42"/>
      <text:p text:style-name="P27">B. <text:span text:style-name="T7">Mary </text:span><text:span text:style-name="T35">puts some pickles on another </text:span><text:span text:style-name="T39">slice</text:span><text:span text:style-name="T35"> of bread</text:span><text:span text:style-name="T7">.</text:span></text:p>
      <text:p text:style-name="P12"/>
      <text:p text:style-name="P28">C. <text:span text:style-name="T85">Equally expected.</text:span></text:p>
      <text:p text:style-name="P12"/>
      <text:p text:style-name="P12"/>
      <text:p text:style-name="P12"/>
      <text:p text:style-name="P12"/>
      <text:p text:style-name="P29"><text:span text:style-name="T66">6. </text:span><text:span text:style-name="T18">Imagine y</text:span><text:span text:style-name="T5">ou </text:span><text:span text:style-name="T9">have </text:span><text:span text:style-name="T5">p</text:span><text:span text:style-name="T9">ress</text:span><text:span text:style-name="T11">ed</text:span><text:span text:style-name="T9"> the two slices of bread </text:span><text:span text:style-name="T11">(one covered with </text:span><text:span text:style-name="T21">strawberry jam</text:span><text:span text:style-name="T11"> and one covered with</text:span><text:span text:style-name="T20"> </text:span><text:span text:style-name="T11">peanut butter) </text:span><text:span text:style-name="T9">together </text:span><text:span text:style-name="T10">and pass</text:span><text:span text:style-name="T27">ed</text:span><text:span text:style-name="T10"> </text:span><text:span text:style-name="T16">it</text:span><text:span text:style-name="T10"> to Mary. </text:span>Which of the following two actions is more expected? <text:span text:style-name="T54">[</text:span><text:span text:style-name="T57">Most_</text:span><text:span text:style-name="T58">Une</text:span><text:span text:style-name="T56">xpected</text:span><text:span text:style-name="T54"> – </text:span><text:span text:style-name="T56">Unexpected</text:span><text:span text:style-name="T54">]</text:span></text:p>
      <text:p text:style-name="P15"/>
      <text:p text:style-name="P30">A. <text:span text:style-name="T7">Mary </text:span><text:span text:style-name="T35">puts some pickles on another </text:span><text:span text:style-name="T39">slice</text:span><text:span text:style-name="T35"> of bread</text:span><text:span text:style-name="T7">.</text:span></text:p>
      <text:p text:style-name="P43"/>
      <text:p text:style-name="P16">B. <text:span text:style-name="T5">Mary</text:span><text:span text:style-name="T10"> </text:span><text:span text:style-name="T40">begins to cook some chicken for you</text:span><text:span text:style-name="T4">.</text:span></text:p>
      <text:p text:style-name="P15"/>
      <text:p text:style-name="P31">C. <text:span text:style-name="T85">Equally expected.</text:span></text:p>
      <text:p text:style-name="P15"/>
      <text:p text:style-name="P15"/>
      <text:p text:style-name="P15"/>
      <text:p text:style-name="P18"><text:span text:style-name="T67">7. </text:span><text:span text:style-name="T18">Imagine y</text:span><text:span text:style-name="T5">ou </text:span><text:span text:style-name="T9">have </text:span><text:span text:style-name="T5">p</text:span><text:span text:style-name="T9">ress</text:span><text:span text:style-name="T11">ed</text:span><text:span text:style-name="T9"> the two slices of bread </text:span><text:span text:style-name="T11">(one covered with </text:span><text:span text:style-name="T21">strawberry jam</text:span><text:span text:style-name="T11"> and one covered with</text:span><text:span text:style-name="T20"> </text:span><text:span text:style-name="T11">peanut butter) </text:span><text:span text:style-name="T9">together </text:span><text:span text:style-name="T10">and pass</text:span><text:span text:style-name="T28">ed</text:span><text:span text:style-name="T10"> </text:span><text:span text:style-name="T16">it </text:span><text:span text:style-name="T10">to Mary. </text:span>Which of the following two actions is more expected? <text:span text:style-name="T54">[</text:span><text:span text:style-name="T60">E</text:span><text:span text:style-name="T56">xpected</text:span><text:span text:style-name="T54"> – </text:span><text:span text:style-name="T59">E</text:span><text:span text:style-name="T56">xpected</text:span><text:span text:style-name="T54">]</text:span></text:p>
      <text:p text:style-name="P18"/>
      <text:p text:style-name="P18">A. <text:span text:style-name="T5">Mary</text:span><text:span text:style-name="T10"> put</text:span><text:span text:style-name="T13">s</text:span><text:span text:style-name="T10"> </text:span><text:span text:style-name="T13">the given sandwich</text:span><text:span text:style-name="T10"> into a zip lock bag </text:span><text:span text:style-name="T20">after</text:span><text:span text:style-name="T13"> cutting it in half</text:span><text:span text:style-name="T4">.</text:span></text:p>
      <text:p text:style-name="P44"/>
      <text:p text:style-name="P18">B. <text:span text:style-name="T68">You go ahead and begin to boil the water in a pot, since Mary doesn't need your help anymore</text:span><text:span text:style-name="T4">.</text:span></text:p>
      <text:p text:style-name="P18"/>
      <text:p text:style-name="P60">C. <text:span text:style-name="T85">Equally expected.</text:span></text:p>
      <text:p text:style-name="P59"/>
      <text:p text:style-name="P59"/>
      <text:p text:style-name="P59"/>
      <text:p text:style-name="P59"/>
      <text:p text:style-name="P19"><text:span text:style-name="T69">8. Imagine y</text:span><text:span text:style-name="T5">ou</text:span><text:span text:style-name="T9"> </text:span><text:span text:style-name="T15">are </text:span><text:span text:style-name="T5">s</text:span><text:span text:style-name="T8">pread</text:span><text:span text:style-name="T15">ing</text:span><text:span text:style-name="T8"> </text:span><text:span text:style-name="T41">strawberry jam</text:span><text:span text:style-name="T8"> onto </text:span><text:span text:style-name="T41">the second </text:span><text:span text:style-name="T8">slice </text:span><text:span text:style-name="T9">of bread</text:span><text:span text:style-name="T8">.</text:span><text:span text:style-name="T10"> </text:span>Which of the following two actions is more expected? <text:span text:style-name="T54">[</text:span><text:span text:style-name="T61">Une</text:span><text:span text:style-name="T56">xpected</text:span><text:span text:style-name="T54"> – </text:span><text:span text:style-name="T56">Unexpected</text:span><text:span text:style-name="T54">]</text:span></text:p>
      <text:p text:style-name="P19"/>
      <text:p text:style-name="P19">A. <text:span text:style-name="T5">Mary </text:span><text:span text:style-name="T42">wants to cut the one slice of bread which is already covered by peanut butter</text:span><text:span text:style-name="T22">.</text:span></text:p>
      <text:p text:style-name="P45"/>
      <text:p text:style-name="P32">B. <text:span text:style-name="T7">Mary </text:span><text:span text:style-name="T35">puts some pickles on another </text:span><text:span text:style-name="T39">slice</text:span><text:span text:style-name="T35"> of bread</text:span><text:span text:style-name="T7">.</text:span></text:p>
      <text:p text:style-name="P19"/>
      <text:p text:style-name="P56">C. <text:span text:style-name="T85">Equally expected.</text:span></text:p>
      <text:p text:style-name="P54"/>
      <text:p text:style-name="P20"><text:soft-page-break/><text:span text:style-name="T70">9. </text:span>Which of the following two actions is more expected? <text:span text:style-name="T54">[</text:span><text:span text:style-name="T62">Most_E</text:span><text:span text:style-name="T56">xpected</text:span><text:span text:style-name="T54"> – </text:span><text:span text:style-name="T62">Most_E</text:span><text:span text:style-name="T56">xpected</text:span><text:span text:style-name="T54">]</text:span></text:p>
      <text:p text:style-name="P20"/>
      <text:p text:style-name="P33">A. <text:span text:style-name="T18">Imagine y</text:span><text:span text:style-name="T5">ou </text:span><text:span text:style-name="T9">have </text:span><text:span text:style-name="T5">p</text:span><text:span text:style-name="T9">ress</text:span><text:span text:style-name="T11">ed</text:span><text:span text:style-name="T9"> the two slices of bread </text:span><text:span text:style-name="T11">(one covered with </text:span><text:span text:style-name="T19">strawberry jam</text:span><text:span text:style-name="T11"> and one covered with peanut butter) </text:span><text:span text:style-name="T9">together </text:span><text:span text:style-name="T10">and pass</text:span><text:span text:style-name="T26">ed</text:span><text:span text:style-name="T10"> </text:span><text:span text:style-name="T16">it </text:span><text:span text:style-name="T10">to Mary. </text:span><text:span text:style-name="T5">Mary</text:span><text:span text:style-name="T10"> put</text:span><text:span text:style-name="T13">s</text:span><text:span text:style-name="T10"> </text:span><text:span text:style-name="T13">the given sandwich</text:span><text:span text:style-name="T10"> into a zip lock bag </text:span><text:span text:style-name="T20">after</text:span><text:span text:style-name="T13"> cutting it in half</text:span><text:span text:style-name="T4">.</text:span></text:p>
      <text:p text:style-name="P46"/>
      <text:p text:style-name="P34">B. <text:span text:style-name="T24">Imagine y</text:span><text:span text:style-name="T5">ou</text:span><text:span text:style-name="T9"> </text:span><text:span text:style-name="T43">have shaken salt on the slices of the boiled eggs on the bread. </text:span><text:span text:style-name="T7">Mary </text:span><text:span text:style-name="T35">puts some pickles on another </text:span><text:span text:style-name="T39">slice</text:span><text:span text:style-name="T35"> of bread</text:span><text:span text:style-name="T7">.</text:span></text:p>
      <text:p text:style-name="P20"/>
      <text:p text:style-name="P57">C. <text:span text:style-name="T85">Equally expected.</text:span></text:p>
      <text:p text:style-name="P55"/>
      <text:p text:style-name="P55"/>
      <text:p text:style-name="P55"/>
      <text:p text:style-name="P55"/>
      <text:p text:style-name="P22"><text:span text:style-name="T71">10. </text:span><text:span text:style-name="T24">Imagine y</text:span><text:span text:style-name="T5">ou</text:span><text:span text:style-name="T9"> </text:span><text:span text:style-name="T44">have peeled the boiled eggs and sliced them into some pieces</text:span><text:span text:style-name="T8">. </text:span>Which of the following two actions is more expected? <text:span text:style-name="T54">[</text:span><text:span text:style-name="T62">Most_</text:span><text:span text:style-name="T63">Une</text:span><text:span text:style-name="T56">xpected</text:span><text:span text:style-name="T54"> – </text:span><text:span text:style-name="T62">Most_</text:span><text:span text:style-name="T63">Une</text:span><text:span text:style-name="T56">xpected</text:span><text:span text:style-name="T54">]</text:span></text:p>
      <text:p text:style-name="P21"/>
      <text:p text:style-name="P35">A.<text:span text:style-name="T23"> </text:span><text:span text:style-name="T7">Mary </text:span><text:span text:style-name="T38">leaves the apartment to but some energy drink</text:span><text:span text:style-name="T17">.</text:span></text:p>
      <text:p text:style-name="P47"/>
      <text:p text:style-name="P35">B. <text:span text:style-name="T5">Mary</text:span><text:span text:style-name="T10"> </text:span><text:span text:style-name="T40">begins to cook some chicken for you</text:span><text:span text:style-name="T4">.</text:span></text:p>
      <text:p text:style-name="P21"/>
      <text:p text:style-name="P58">C. <text:span text:style-name="T85">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14T17:55:32.907858475</dc:date>
    <meta:editing-duration>PT9H24M52S</meta:editing-duration>
    <meta:editing-cycles>187</meta:editing-cycles>
    <meta:generator>LibreOffice/4.2.8.2$Linux_X86_64 LibreOffice_project/420m0$Build-2</meta:generator>
    <meta:document-statistic meta:table-count="0" meta:image-count="0" meta:object-count="0" meta:page-count="4" meta:paragraph-count="55" meta:word-count="888" meta:character-count="4981" meta:non-whitespace-character-count="4132"/>
  </office:meta>
</office:document-meta>
</file>